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4">
      <style:paragraph-properties fo:text-align="start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types</text:p>
      <text:p text:style-name="P1"/>
      <text:p text:style-name="P2">Il existe 6 types primitifs c'est à dire qu'ils ne sont pas des objets:</text:p>
      <text:p text:style-name="P2"><text:tab/></text:p>
      <text:list xml:id="list7480112381270968784" text:style-name="L1">
        <text:list-item>
          <text:list>
            <text:list-item>
              <text:p text:style-name="P3">undefined,</text:p>
              <text:p text:style-name="P3">Lorsqu'une valeur n'a pas été définie, par exemple lors d'une déclaration de variable ou lors de l'appel à une fonction sans fournir tous les arguments possibles =&gt; undefined</text:p>
              <text:p text:style-name="P3"/>
            </text:list-item>
            <text:list-item>
              <text:p text:style-name="P3">Boolean, </text:p>
              <text:p text:style-name="P3">Type qui ne peut être que deux valeurs différentes =&gt; <text:span text:style-name="T1">true</text:span> ou <text:span text:style-name="T1">false</text:span></text:p>
              <text:p text:style-name="P3"><text:span text:style-name="T1"/></text:p>
            </text:list-item>
            <text:list-item>
              <text:p text:style-name="P3">Number,</text:p>
              <text:p text:style-name="P3">Un chiffre/nombre sans guillements =&gt; 17</text:p>
              <text:p text:style-name="P3"/>
            </text:list-item>
            <text:list-item>
              <text:p text:style-name="P3">String,</text:p>
              <text:p text:style-name="P3">Un chaîne de caractères, toujours entourée de guillemets (simples ou doubles) mais aussi de backticks =&gt; "hello", 'hello', `hello`.</text:p>
              <text:p text:style-name="P3">Les backticks permettent d'interpréter les variables et du code en replaçant les structures ${monCode ou maVariable} dans la string par la valeur retournée =&gt; `2 + 2 = ${2 + 2}` s'affichera dans un console.log comme la string '2 + 2 = 4'. C'est ce qu'on appelle une "Template literal" ou "Template string".</text:p>
              <text:p text:style-name="P3"/>
            </text:list-item>
            <text:list-item>
              <text:p text:style-name="P3">BigInt,</text:p>
              <text:p text:style-name="P3">Pour les grands nombres qui ne peuvent être garantis d'être correct avec un type Number, on ajoute seulement un "n" après le nombre =&gt; 1n est le chiffre 1 de type BigInt</text:p>
              <text:p text:style-name="P3"/>
            </text:list-item>
            <text:list-item>
              <text:p text:style-name="P3">Symbol,</text:p>
              <text:p text:style-name="P3">La valeur d'un symbol représente un identifiant unique, notamment utilisé dans les objets.</text:p>
            </text:list-item>
          </text:list>
        </text:list-item>
      </text:list>
      <text:p text:style-name="P2"/>
      <text:p text:style-name="P4"><text:span text:style-name="T2">Il existe également 3 types non primitives bien qu'ils soient à la base tous des objets:</text:span></text:p>
      <text:p text:style-name="P4"><text:span text:style-name="T2"/></text:p>
      <text:list xml:id="list7122978111988211242" text:style-name="L4">
        <text:list-item>
          <text:list>
            <text:list-item>
              <text:p text:style-name="P5"><text:span text:style-name="T2">null,</text:span></text:p>
              <text:p text:style-name="P5"><text:span text:style-name="T2">Considéré parfois comme un primitif null est bien un objet cependant son utilisation est comparable à celles des primitifs (une valeur), il sert à montrer l'absence intentionnel d'une valeur =&gt; null</text:span></text:p>
              <text:p text:style-name="P5"><text:span text:style-name="T2"/></text:p>
            </text:list-item>
            <text:list-item>
              <text:p text:style-name="P5"><text:span text:style-name="T2">Object,</text:span></text:p>
              <text:p text:style-name="P5"><text:span text:style-name="T2">N'est pas utilisé en tant que valeur mais comme un type structural et est à l'origine de toutes les instances créees. Par exemple un array en Javascript n'a pas son propre type mais est une instance de "Object" (le littéral "[]" est </text:span><text:soft-page-break/><text:span text:style-name="T2">l'équivalent de "new Array()")</text:span></text:p>
              <text:p text:style-name="P5"><text:span text:style-name="T2"/></text:p>
            </text:list-item>
            <text:list-item>
              <text:p text:style-name="P5"><text:span text:style-name="T2">Function,</text:span></text:p>
              <text:p text:style-name="P5"><text:span text:style-name="T2">Les fonctions, qui servent à répéter des instructions tout en ayant la possibilité de reçevoir des informations différentes à chaque appel, sont également des objets. (typeof myFunction retourne "function" mais est dérivé à la base de "Object"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8M28S</meta:editing-duration>
    <meta:editing-cycles>5</meta:editing-cycles>
    <meta:generator>OpenOffice/4.1.7$Win32 OpenOffice.org_project/417m1$Build-9800</meta:generator>
    <dc:date>2020-03-26T12:29:54.29</dc:date>
    <meta:document-statistic meta:table-count="0" meta:image-count="0" meta:object-count="0" meta:page-count="2" meta:paragraph-count="23" meta:word-count="338" meta:character-count="1938"/>
    <meta:user-defined meta:name="Info 1"/>
    <meta:user-defined meta:name="Info 2"/>
    <meta:user-defined meta:name="Info 3"/>
    <meta:user-defined meta:name="Info 4"/>
  </office:meta>
</office:document-meta>
</file>